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ime ./word2vec -train news.2012.en.shuffled-norm1-phrase1 -output vectors-phrase.bin -cbow 1 -size 200 -window 10 -negative 25 -hs 0 -sample 1e-5 -threads 20 -binary 1 -iter 1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ords</text:p>
          </table:table-cell>
          <table:table-cell office:value-type="string" calcext:value-type="string">
            <text:p>Wd/thread/sec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Wd/sec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3545447" calcext:value-type="float">
            <text:p>283545447</text:p>
          </table:table-cell>
          <table:table-cell office:value-type="float" office:value="124500" calcext:value-type="float">
            <text:p>124500</text:p>
          </table:table-cell>
          <table:table-cell office:value-type="float" office:value="20" calcext:value-type="float">
            <text:p>20</text:p>
          </table:table-cell>
          <table:table-cell table:formula="of:=[.C4]*[.D4]" office:value-type="float" office:value="2490000" calcext:value-type="float">
            <text:p>2490000</text:p>
          </table:table-cell>
          <table:table-cell table:formula="of:=[.B4]/[.E4]" office:value-type="float" office:value="113.873673493976" calcext:value-type="float">
            <text:p>113.87367349397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time" office:time-value="PT08H30M00S" calcext:value-type="time">
            <text:p>08:30:00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time" office:time-value="PT09H00M00S" calcext:value-type="time">
            <text:p>09:00:00</text:p>
          </table:table-cell>
          <table:table-cell office:value-type="string" calcext:value-type="string">
            <text:p>10.31％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time" office:time-value="PT15H00M00S" calcext:value-type="time">
            <text:p>15:00:00</text:p>
          </table:table-cell>
          <table:table-cell table:style-name="ce2" office:value-type="percentage" office:value="0.66" calcext:value-type="percentage">
            <text:p>66%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time" office:time-value="PT15H53M00S" calcext:value-type="time">
            <text:p>15:53:00</text:p>
          </table:table-cell>
          <table:table-cell table:style-name="ce2" office:value-type="percentage" office:value="0.74" calcext:value-type="percentage">
            <text:p>74%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time" office:time-value="PT17H28M00S" calcext:value-type="time">
            <text:p>17:28:00</text:p>
          </table:table-cell>
          <table:table-cell table:style-name="ce2" office:value-type="percentage" office:value="0.89" calcext:value-type="percentage">
            <text:p>89%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(ginza) ubuntu@ubuntu:~/ginza/word2vec$ time ./word2vec -train news.2012.en.shuffled-norm1-phrase1 -output vectors-phrase.bin -cbow 1 -size 200 -window 10 -negative 25 -hs 0 -sample 1e-5 -threads 20 -binary 1 -iter 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ing training using file news.2012.en.shuffled-norm1-phrase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cab size: 6813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ords in train file: 2835454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pha: 0.000005 <text:s/>Progress: 100.00% <text:s/>Words/thread/sec: 119.53k <text:s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639m35.837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589m22.641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4m35.247s</text:p>
          </table:table-cell>
          <table:table-cell table:number-columns-repeated="3"/>
          <table:table-cell office:value-type="string" calcext:value-type="string">
            <text:p>gesimのオプション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qiita.com/mergit/items/822dc49343c887019d4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https://qiita.com/yuichi_tr/items/cb885a022b8e2233d09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ord2phrase</text:p>
          </table:table-cell>
          <table:table-cell office:value-type="string" calcext:value-type="string">
            <text:p>複合語連結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string" calcext:value-type="string">
            <text:p>コーパスをベクトル化して保存するプログラム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ute-accurac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は入力した単語に対し、類似度が高い単語を出力してくれるプログラム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-analogy</text:p>
          </table:table-cell>
          <table:table-cell office:value-type="string" calcext:value-type="string">
            <text:p>AにとってのBはCにとっての何？ってのを返してくれる。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mo-phrases.s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ord2phrase を２回繰り返して連結。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ord2vecでそれをベクトル化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そのベクトルを使って、distanceコマンド実行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-analogy.s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ord-analogyを実行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-classes.s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分類（500個）を実行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-word.s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ベクトル作成。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そのベクトルを使って、distanceコマンド実行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-word-accuracy.s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ベクトルに教師データを当てはめて、正解率を返す。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 ./word2vec -train ../enwiki-20150112-400-r10-105752-81.txt -output vectors-90.bin -cbow 1 -size 200 -window 10 -negative 25 -hs 0 -sample 1e-5 -threads 20 -binary 1 -iter 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8:22:56.765000000</meta:creation-date>
    <dc:date>2020-03-31T08:14:42.681000000</dc:date>
    <meta:editing-duration>PT18H10M19S</meta:editing-duration>
    <meta:editing-cycles>10</meta:editing-cycles>
    <meta:generator>LibreOffice/6.2.7.1$Windows_X86_64 LibreOffice_project/23edc44b61b830b7d749943e020e96f5a7df63bf</meta:generator>
    <meta:document-statistic meta:table-count="1" meta:cell-count="58" meta:object-count="0"/>
  </office:meta>
</office:document-meta>
</file>